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8000002DC267BDF20AA86E37A.png" manifest:media-type="image/png"/>
  <manifest:file-entry manifest:full-path="Pictures/1000000100000328000002DCA7F190EBBA7C9298.png" manifest:media-type="image/png"/>
  <manifest:file-entry manifest:full-path="Pictures/1000000100000328000002DCA415D240392EB77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17daf8" officeooo:paragraph-rsid="0017daf8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12 – Laboratorio # 12.4.5</text:p>
      <text:p text:style-name="P1"/>
      <text:p text:style-name="P1"><draw:frame draw:style-name="fr2" draw:name="Image1" text:anchor-type="char" svg:width="6.9252in" svg:height="6.2736in" draw:z-index="0"><draw:image xlink:href="Pictures/1000000100000328000002DCA415D240392EB778.png" xlink:type="simple" xlink:show="embed" xlink:actuate="onLoad" draw:mime-type="image/png"/></draw:frame><text:s/></text:p>
      <text:p text:style-name="P1"><draw:frame draw:style-name="fr1" draw:name="Image2" text:anchor-type="char" svg:width="6.9252in" svg:height="6.2736in" draw:z-index="1"><draw:image xlink:href="Pictures/1000000100000328000002DCA7F190EBBA7C9298.png" xlink:type="simple" xlink:show="embed" xlink:actuate="onLoad" draw:mime-type="image/png"/></draw:frame><text:soft-page-break/><text:s/></text:p>
      <text:p text:style-name="P1"><draw:frame draw:style-name="fr1" draw:name="Image3" text:anchor-type="char" svg:width="6.9252in" svg:height="6.2736in" draw:z-index="2"><draw:image xlink:href="Pictures/1000000100000328000002DC267BDF20AA86E37A.png" xlink:type="simple" xlink:show="embed" xlink:actuate="onLoad" draw:mime-type="image/png"/></draw:frame><text:soft-page-break/><text:s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00:26:01.708907741</meta:creation-date>
    <dc:date>2025-07-20T00:46:46.667148461</dc:date>
    <meta:editing-duration>PT20M45S</meta:editing-duration>
    <meta:editing-cycles>1</meta:editing-cycles>
    <meta:document-statistic meta:table-count="0" meta:image-count="3" meta:object-count="0" meta:page-count="4" meta:paragraph-count="4" meta:word-count="6" meta:character-count="37" meta:non-whitespace-character-count="28"/>
    <meta:generator>LibreOffice/7.4.7.2$Linux_X86_64 LibreOffice_project/40$Build-2</meta:generator>
  </office:meta>
</office:document-meta>
</file>